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6e58" officeooo:paragraph-rsid="001f6e58"/>
    </style:style>
    <style:style style:name="P2" style:family="paragraph" style:parent-style-name="Standard">
      <style:text-properties officeooo:rsid="00202fda" officeooo:paragraph-rsid="00202fda"/>
    </style:style>
    <style:style style:name="P3" style:family="paragraph" style:parent-style-name="Standard">
      <style:text-properties officeooo:rsid="0020d37f" officeooo:paragraph-rsid="0020d37f"/>
    </style:style>
    <style:style style:name="P4" style:family="paragraph" style:parent-style-name="Standard">
      <style:text-properties officeooo:rsid="00221920" officeooo:paragraph-rsid="00221920"/>
    </style:style>
    <style:style style:name="P5" style:family="paragraph" style:parent-style-name="Standard">
      <style:text-properties officeooo:rsid="002340be" officeooo:paragraph-rsid="002340be"/>
    </style:style>
    <style:style style:name="P6" style:family="paragraph" style:parent-style-name="Standard">
      <style:text-properties officeooo:rsid="002754db" officeooo:paragraph-rsid="002754db"/>
    </style:style>
    <style:style style:name="P7" style:family="paragraph" style:parent-style-name="Standard">
      <style:text-properties officeooo:rsid="00295377" officeooo:paragraph-rsid="00295377"/>
    </style:style>
    <style:style style:name="P8" style:family="paragraph" style:parent-style-name="Standard">
      <style:text-properties officeooo:rsid="002af0ca" officeooo:paragraph-rsid="002af0ca"/>
    </style:style>
    <style:style style:name="P9" style:family="paragraph" style:parent-style-name="Standard">
      <style:text-properties officeooo:rsid="002e8292" officeooo:paragraph-rsid="002e8292"/>
    </style:style>
    <style:style style:name="P10" style:family="paragraph" style:parent-style-name="Standard">
      <style:text-properties officeooo:rsid="00311cf5" officeooo:paragraph-rsid="00311cf5"/>
    </style:style>
    <style:style style:name="P11" style:family="paragraph" style:parent-style-name="Standard">
      <style:text-properties officeooo:rsid="0033c6d6" officeooo:paragraph-rsid="0033c6d6"/>
    </style:style>
    <style:style style:name="P12" style:family="paragraph" style:parent-style-name="Standard">
      <style:text-properties officeooo:rsid="00344147" officeooo:paragraph-rsid="00344147"/>
    </style:style>
    <style:style style:name="P13" style:family="paragraph" style:parent-style-name="Standard">
      <style:text-properties officeooo:rsid="00361c0f" officeooo:paragraph-rsid="00361c0f"/>
    </style:style>
    <style:style style:name="P14" style:family="paragraph" style:parent-style-name="Standard">
      <style:text-properties officeooo:rsid="00373d20" officeooo:paragraph-rsid="00373d20"/>
    </style:style>
    <style:style style:name="P15" style:family="paragraph" style:parent-style-name="Standard">
      <style:text-properties officeooo:rsid="0038cd31" officeooo:paragraph-rsid="0038cd31"/>
    </style:style>
    <style:style style:name="P16" style:family="paragraph" style:parent-style-name="Standard" style:list-style-name="L1">
      <style:text-properties officeooo:rsid="002340be" officeooo:paragraph-rsid="002340be"/>
    </style:style>
    <style:style style:name="P17" style:family="paragraph" style:parent-style-name="Standard" style:list-style-name="L1">
      <style:text-properties officeooo:rsid="00245083" officeooo:paragraph-rsid="00245083"/>
    </style:style>
    <style:style style:name="P18" style:family="paragraph" style:parent-style-name="Standard" style:list-style-name="L1">
      <style:text-properties officeooo:rsid="002719da" officeooo:paragraph-rsid="002719da"/>
    </style:style>
    <style:style style:name="P19" style:family="paragraph" style:parent-style-name="Standard" style:list-style-name="L2">
      <style:text-properties officeooo:rsid="002754db" officeooo:paragraph-rsid="002754db"/>
    </style:style>
    <style:style style:name="P20" style:family="paragraph" style:parent-style-name="Standard" style:list-style-name="L2">
      <style:text-properties officeooo:rsid="0028fbf8" officeooo:paragraph-rsid="00295377"/>
    </style:style>
    <style:style style:name="P21" style:family="paragraph" style:parent-style-name="Standard" style:list-style-name="L2">
      <style:text-properties officeooo:rsid="00295377" officeooo:paragraph-rsid="00295377"/>
    </style:style>
    <style:style style:name="P22" style:family="paragraph" style:parent-style-name="Standard" style:list-style-name="L3">
      <style:text-properties officeooo:rsid="002af0ca" officeooo:paragraph-rsid="002af0ca"/>
    </style:style>
    <style:style style:name="P23" style:family="paragraph" style:parent-style-name="Standard" style:list-style-name="L3">
      <style:text-properties officeooo:rsid="002c86a1" officeooo:paragraph-rsid="002c86a1"/>
    </style:style>
    <style:style style:name="P24" style:family="paragraph" style:parent-style-name="Standard" style:list-style-name="L3">
      <style:text-properties officeooo:rsid="002c88ce" officeooo:paragraph-rsid="002c88ce"/>
    </style:style>
    <style:style style:name="P25" style:family="paragraph" style:parent-style-name="Standard" style:list-style-name="L4">
      <style:text-properties officeooo:rsid="002f0966" officeooo:paragraph-rsid="002f0966"/>
    </style:style>
    <style:style style:name="P26" style:family="paragraph" style:parent-style-name="Standard" style:list-style-name="L4">
      <style:text-properties officeooo:rsid="002f7bb1" officeooo:paragraph-rsid="002f7bb1"/>
    </style:style>
    <style:style style:name="P27" style:family="paragraph" style:parent-style-name="Standard" style:list-style-name="L5">
      <style:text-properties officeooo:rsid="00320c90" officeooo:paragraph-rsid="00320c90"/>
    </style:style>
    <style:style style:name="P28" style:family="paragraph" style:parent-style-name="Standard">
      <style:text-properties officeooo:rsid="0038cd31" officeooo:paragraph-rsid="0038cd31"/>
    </style:style>
    <style:style style:name="P29" style:family="paragraph" style:parent-style-name="Standard">
      <style:text-properties officeooo:rsid="0039fd92" officeooo:paragraph-rsid="0039fd92"/>
    </style:style>
    <style:style style:name="P30" style:family="paragraph" style:parent-style-name="Standard">
      <style:text-properties officeooo:rsid="0039fd92" officeooo:paragraph-rsid="003cd893"/>
    </style:style>
    <style:style style:name="P31" style:family="paragraph" style:parent-style-name="Standard">
      <style:text-properties officeooo:rsid="003c2ee9" officeooo:paragraph-rsid="003c2ee9"/>
    </style:style>
    <style:style style:name="P32" style:family="paragraph" style:parent-style-name="Standard">
      <style:text-properties officeooo:rsid="003c2ee9" officeooo:paragraph-rsid="0038cd31"/>
    </style:style>
    <style:style style:name="P33" style:family="paragraph" style:parent-style-name="Standard">
      <style:text-properties officeooo:rsid="003c2ee9" officeooo:paragraph-rsid="003cd893"/>
    </style:style>
    <style:style style:name="P34" style:family="paragraph" style:parent-style-name="Standard">
      <style:text-properties officeooo:rsid="003cbe65" officeooo:paragraph-rsid="003cbe65"/>
    </style:style>
    <style:style style:name="P35" style:family="paragraph" style:parent-style-name="Standard">
      <style:text-properties officeooo:rsid="003cbe65" officeooo:paragraph-rsid="003cd893"/>
    </style:style>
    <style:style style:name="P36" style:family="paragraph" style:parent-style-name="Standard">
      <style:text-properties officeooo:rsid="003cd893" officeooo:paragraph-rsid="003cd893"/>
    </style:style>
    <style:style style:name="P37" style:family="paragraph" style:parent-style-name="Standard">
      <style:text-properties officeooo:rsid="003e0ae1" officeooo:paragraph-rsid="003e0ae1"/>
    </style:style>
    <style:style style:name="T1" style:family="text">
      <style:text-properties officeooo:rsid="00261bea"/>
    </style:style>
    <style:style style:name="T2" style:family="text">
      <style:text-properties officeooo:rsid="002e7b9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"""</text:p>
      <text:p text:style-name="P4">Lots of biological systems "flock", where a large number of individuals</text:p>
      <text:p text:style-name="Standard">behave in a startlingly co-ordinated manner. The best-known examples of</text:p>
      <text:p text:style-name="Standard">this are the "murmurations" of starlings. There is a lot of interest in</text:p>
      <text:p text:style-name="Standard">understanding these processes, both for ecology and for controlling</text:p>
      <text:p text:style-name="Standard">swarms of drones or satellites.</text:p>
      <text:p text:style-name="Standard"/>
      <text:p text:style-name="Standard">The basic approach to flocking is that each individual is assigned an</text:p>
      <text:p text:style-name="Standard">initial position and then moves according to some local rules, where</text:p>
      <text:p text:style-name="Standard">"local" in this case means only taking account of the positions and</text:p>
      <text:p text:style-name="Standard">movements of its near neighbours. A simulation of such a process can</text:p>
      <text:p text:style-name="Standard">therefore use a network to represent the interactions between</text:p>
      <text:p text:style-name="Standard">individuals.</text:p>
      <text:p text:style-name="Standard"/>
      <text:p text:style-name="Standard">This project will construct a framework for simulating flocking using</text:p>
      <text:p text:style-name="Standard">the `epydemic' network process simulator. It will provide a way to</text:p>
      <text:p text:style-name="Standard">program the movements of individuals and a means to conduct simulations</text:p>
      <text:p text:style-name="Standard">of the evolution of the flock, as well as extracting quantitative</text:p>
      <text:p text:style-name="Standard">results. Further extensions might include visualising a swarm, studying</text:p>
      <text:p text:style-name="Standard">how it responds to disruption, or exploring higher-order interactions.</text:p>
      <text:p text:style-name="Standard"/>
      <text:p text:style-name="Standard">The project will require Python programming. It would would suit someone</text:p>
      <text:p text:style-name="Standard">with an interest in data science and simulation.</text:p>
      <text:p text:style-name="P4">"""</text:p>
      <text:p text:style-name="P1"/>
      <text:p text:style-name="P1"><text:soft-page-break/>Christian Bettstetter </text:p>
      <text:p text:style-name="P1"/>
      <text:p text:style-name="P2">drones have volume to consider</text:p>
      <text:p text:style-name="P2">downdraft (can't be directly above each other)</text:p>
      <text:p text:style-name="P2">looks quite unnatural</text:p>
      <text:p text:style-name="P2"/>
      <text:p text:style-name="P3">questions regarding directional vision, can synchronise with limited direction vision?</text:p>
      <text:p text:style-name="P3"/>
      <text:p text:style-name="P5">The Rules of the Flock:</text:p>
      <text:p text:style-name="P5">Chapter 8</text:p>
      <text:list text:style-name="L1">
        <text:list-item>
          <text:p text:style-name="P16">fireflies flashing in sync</text:p>
        </text:list-item>
        <text:list-item>
          <text:p text:style-name="P17">bugs synchronise over time, must have built in timer as they always flash in the same way, <text:span text:style-name="T1">though they can regulate it</text:span></text:p>
        </text:list-item>
        <text:list-item>
          <text:p text:style-name="P18">pendulum clock synchronisation</text:p>
        </text:list-item>
      </text:list>
      <text:p text:style-name="P6">Chapter 9</text:p>
      <text:list xml:id="list3466534603" text:style-name="L2">
        <text:list-item>
          <text:p text:style-name="P19">Specific cricket species chirps in sync</text:p>
        </text:list-item>
        <text:list-item>
          <text:p text:style-name="P20">synchronise via instinct, delay chirp if off</text:p>
        </text:list-item>
      </text:list>
      <text:p text:style-name="P7">Chapter 10</text:p>
      <text:list xml:id="list162534062432098" text:continue-numbering="true" text:style-name="L2">
        <text:list-item>
          <text:p text:style-name="P21">Heart cells</text:p>
        </text:list-item>
      </text:list>
      <text:p text:style-name="P8">Chapter 11</text:p>
      <text:list text:style-name="L3">
        <text:list-item>
          <text:p text:style-name="P22">Lasers produced by atoms radiating in sync</text:p>
        </text:list-item>
        <text:list-item>
          <text:p text:style-name="P23">Electron states (bands, I think) occupation inversion</text:p>
        </text:list-item>
        <text:list-item>
          <text:p text:style-name="P24">photon avalanche – <text:span text:style-name="T2">single photon induces successive identical photons</text:span></text:p>
        </text:list-item>
      </text:list>
      <text:p text:style-name="P9">Chapter 12</text:p>
      <text:list text:style-name="L4">
        <text:list-item>
          <text:p text:style-name="P25">Communal nature paths</text:p>
        </text:list-item>
        <text:list-item>
          <text:p text:style-name="P26">Bees waggle dance, complex behaviour when starting new hive</text:p>
        </text:list-item>
      </text:list>
      <text:p text:style-name="P10">Chapter 13</text:p>
      <text:list text:style-name="L5">
        <text:list-item>
          <text:p text:style-name="P27"><text:soft-page-break/>Migrating birds</text:p>
        </text:list-item>
      </text:list>
      <text:p text:style-name="P11">Chapter 14</text:p>
      <text:p text:style-name="P11"/>
      <text:p text:style-name="P11"/>
      <text:p text:style-name="P11"/>
      <text:p text:style-name="P12">Explain what flocking is, name some examples /</text:p>
      <text:p text:style-name="P12">explain/summarise how you turn that into a simulation</text:p>
      <text:p text:style-name="P13">here's the maths and computing, here's how we build it</text:p>
      <text:p text:style-name="P14">what approaches to simulation might I use</text:p>
      <text:p text:style-name="P14"/>
      <text:p text:style-name="P15">Vicsek model paper:</text:p>
      <text:p text:style-name="P15">very simple maths</text:p>
      <text:p text:style-name="P15">metric distance</text:p>
      <text:p text:style-name="P15">average velocity of particles is 0 when unordered 1 when ordered</text:p>
      <text:p text:style-name="P15"/>
      <text:p text:style-name="P32"/>
      <text:p text:style-name="P31"/>
      <text:p text:style-name="P34">Repulsive force from ground creates bias for swarm to fly up</text:p>
      <text:p text:style-name="P35">Attractive and aligning forces rely on chosen neighbour but repulsive force must be simply metric, looking at closest birds</text:p>
      <text:p text:style-name="P35"/>
      <text:p text:style-name="P35"/>
      <text:p text:style-name="P30">variable speed</text:p>
      <text:p text:style-name="P30">examine individual boid</text:p>
      <text:p text:style-name="P33">add horizontal weighting</text:p>
      <text:p text:style-name="P36">bounding box area?</text:p>
      <text:p text:style-name="P37">Field of view</text:p>
      <text:p text:style-name="P3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16:13:36.944000000</meta:creation-date>
    <dc:date>2024-11-13T16:25:33.279000000</dc:date>
    <meta:editing-duration>P14DT18H42M50S</meta:editing-duration>
    <meta:editing-cycles>34</meta:editing-cycles>
    <meta:generator>LibreOffice/7.5.0.3$Windows_X86_64 LibreOffice_project/c21113d003cd3efa8c53188764377a8272d9d6de</meta:generator>
    <meta:document-statistic meta:table-count="0" meta:image-count="0" meta:object-count="0" meta:page-count="3" meta:paragraph-count="61" meta:word-count="421" meta:character-count="2613" meta:non-whitespace-character-count="2263"/>
  </office:meta>
</office:document-meta>
</file>